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wiczenia_egzami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33" table:default-cell-style-name="ce11"/>
        <table:table-column table:style-name="co4" table:number-columns-repeated="12" table:default-cell-style-name="ce11"/>
        <table:table-column table:style-name="co5" table:number-columns-repeated="97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(prolongata)</text:p>
          </table:table-cell>
          <table:covered-table-cell table:style-name="ce1"/>
          <table:table-cell table:number-columns-repeated="97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niek Patrycja</text:p>
          </table:table-cell>
          <table:table-cell table:style-name="ce1" office:value-type="float" office:value="94933" calcext:value-type="float">
            <text:p>9493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4" table:formula="of:=SUM([.D3];[.F3];[.H3];[.J3];[.L3];[.N3];[.P3];[.R3];[.T3];[.V3];[.X3];[.Z3];[.AB3];[.AF3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3];[.AI3];[.AJ3];[.AL3])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3" office:value-type="string" calcext:value-type="string">
            <text:p>3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dro Wiktoria</text:p>
          </table:table-cell>
          <table:table-cell table:style-name="ce1" office:value-type="float" office:value="94935" calcext:value-type="float">
            <text:p>9493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D4];[.F4];[.H4];[.J4];[.L4];[.N4];[.P4];[.R4];[.T4];[.V4];[.X4];[.Z4];[.AB4];[.AF4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4];[.AI4];[.AJ4];[.AL4]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łowacka Natalia</text:p>
          </table:table-cell>
          <table:table-cell table:style-name="ce1" office:value-type="float" office:value="94936" calcext:value-type="float">
            <text:p>9493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11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3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4" table:formula="of:=SUM([.D5];[.F5];[.H5];[.J5];[.L5];[.N5];[.P5];[.R5];[.T5];[.V5];[.X5];[.Z5];[.AB5];[.AF5])/15" office:value-type="percentage" office:value="0.866666666666667" calcext:value-type="percentage">
            <text:p>87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H5];[.AI5];[.AJ5];[.AL5])" office:value-type="float" office:value="84" calcext:value-type="float">
            <text:p>84</text:p>
          </table:table-cell>
          <table:table-cell table:style-name="ce13" office:value-type="float" office:value="4.5" calcext:value-type="float">
            <text:p>4,5</text:p>
          </table:table-cell>
          <table:table-cell table:style-name="ce1" office:value-type="string" calcext:value-type="string">
            <text:p>30(s2)</text:p>
          </table:table-cell>
          <table:table-cell table:style-name="ce1" table:number-columns-repeated="2"/>
          <table:table-cell table:style-name="ce13" office:value-type="string" calcext:value-type="string">
            <text:p>3,5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ebek Kacper</text:p>
          </table:table-cell>
          <table:table-cell table:style-name="ce1" office:value-type="float" office:value="94938" calcext:value-type="float">
            <text:p>94938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6];[.F6];[.H6];[.J6];[.L6];[.N6];[.P6];[.R6];[.T6];[.V6];[.X6];[.Z6];[.AB6];[.AF6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6];[.AI6];[.AJ6];[.AL6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worska Wiktoria</text:p>
          </table:table-cell>
          <table:table-cell table:style-name="ce1" office:value-type="float" office:value="94939" calcext:value-type="float">
            <text:p>9493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D7];[.F7];[.H7];[.J7];[.L7];[.N7];[.P7];[.R7];[.T7];[.V7];[.X7];[.Z7];[.AB7];[.AF7])/15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7];[.AI7];[.AJ7];[.AL7])" office:value-type="float" office:value="3" calcext:value-type="float">
            <text:p>3</text:p>
          </table:table-cell>
          <table:table-cell table:style-name="ce1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asza Michał</text:p>
          </table:table-cell>
          <table:table-cell table:style-name="ce1" office:value-type="float" office:value="95026" calcext:value-type="float">
            <text:p>9502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4" table:formula="of:=SUM([.D8];[.F8];[.H8];[.J8];[.L8];[.N8];[.P8];[.R8];[.T8];[.V8];[.X8];[.Z8];[.AB8];[.AF8])/15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8];[.AI8];[.AJ8];[.AL8])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rzysiek Kinga</text:p>
          </table:table-cell>
          <table:table-cell table:style-name="ce1" office:value-type="float" office:value="94940" calcext:value-type="float">
            <text:p>94940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9];[.F9];[.H9];[.J9];[.L9];[.N9];[.P9];[.R9];[.T9];[.V9];[.X9];[.Z9];[.AB9];[.AF9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9];[.AI9];[.AJ9];[.AL9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oń Henryk</text:p>
          </table:table-cell>
          <table:table-cell table:style-name="ce1" office:value-type="float" office:value="94943" calcext:value-type="float">
            <text:p>9494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3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4" table:formula="of:=SUM([.D10];[.F10];[.H10];[.J10];[.L10];[.N10];[.P10];[.R10];[.T10];[.V10];[.X10];[.Z10];[.AB10];[.AF10])/15" office:value-type="percentage" office:value="0.933333333333333" calcext:value-type="percentage">
            <text:p>93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H10];[.AI10];[.AJ10];[.AL10])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" office:value-type="string" calcext:value-type="string">
            <text:p>27(s2)</text:p>
          </table:table-cell>
          <table:table-cell table:style-name="ce1" table:number-columns-repeated="2"/>
          <table:table-cell table:style-name="ce13" office:value-type="string" calcext:value-type="string">
            <text:p>4(ćw)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recki Damian</text:p>
          </table:table-cell>
          <table:table-cell table:style-name="ce1" office:value-type="float" office:value="93616" calcext:value-type="float">
            <text:p>93616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11];[.F11];[.H11];[.J11];[.L11];[.N11];[.P11];[.R11];[.T11];[.V11];[.X11];[.Z11];[.AB11];[.AF11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1];[.AI11];[.AJ11];[.AL11])" office:value-type="float" office:value="0" calcext:value-type="float">
            <text:p>0</text:p>
          </table:table-cell>
          <table:table-cell table:style-name="ce1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kła Bartłomiej</text:p>
          </table:table-cell>
          <table:table-cell table:style-name="ce1" office:value-type="float" office:value="94944" calcext:value-type="float">
            <text:p>94944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3"/>
          <table:table-cell table:style-name="ce1"/>
          <table:table-cell table:style-name="ce14" table:formula="of:=SUM([.D12];[.F12];[.H12];[.J12];[.L12];[.N12];[.P12];[.R12];[.T12];[.V12];[.X12];[.Z12];[.AB12];[.AF12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2];[.AI12];[.AJ12];[.AL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iwoński Robert</text:p>
          </table:table-cell>
          <table:table-cell table:style-name="ce1" office:value-type="float" office:value="94945" calcext:value-type="float">
            <text:p>94945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13];[.F13];[.H13];[.J13];[.L13];[.N13];[.P13];[.R13];[.T13];[.V13];[.X13];[.Z13];[.AB13];[.AF13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3];[.AI13];[.AJ13];[.AL13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udka Bartosz</text:p>
          </table:table-cell>
          <table:table-cell table:style-name="ce1" office:value-type="float" office:value="94946" calcext:value-type="float">
            <text:p>949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D14];[.F14];[.H14];[.J14];[.L14];[.N14];[.P14];[.R14];[.T14];[.V14];[.X14];[.Z14];[.AB14];[.AF14])/15" office:value-type="percentage" office:value="0.8" calcext:value-type="percentage">
            <text:p>8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14];[.AI14];[.AJ14];[.AL14])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yba Kacper</text:p>
          </table:table-cell>
          <table:table-cell table:style-name="ce1" office:value-type="float" office:value="93337" calcext:value-type="float">
            <text:p>93337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15];[.F15];[.H15];[.J15];[.L15];[.N15];[.P15];[.R15];[.T15];[.V15];[.X15];[.Z15];[.AB15];[.AF15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5];[.AI15];[.AJ15];[.AL15])" office:value-type="float" office:value="0" calcext:value-type="float">
            <text:p>0</text:p>
          </table:table-cell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rójwąs Dawid</text:p>
          </table:table-cell>
          <table:table-cell table:style-name="ce1" office:value-type="float" office:value="94947" calcext:value-type="float">
            <text:p>94947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16];[.F16];[.H16];[.J16];[.L16];[.N16];[.P16];[.R16];[.T16];[.V16];[.X16];[.Z16];[.AB16];[.AF16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6];[.AI16];[.AJ16];[.AL16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zymonek Maciej</text:p>
          </table:table-cell>
          <table:table-cell table:style-name="ce1" office:value-type="float" office:value="94948" calcext:value-type="float">
            <text:p>9494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table:formula="of:=SUM([.D17];[.F17];[.H17];[.J17];[.L17];[.N17];[.P17];[.R17];[.T17];[.V17];[.X17];[.Z17];[.AB17];[.AF17])/15" office:value-type="percentage" office:value="0.8" calcext:value-type="percentage">
            <text:p>8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H17];[.AI17];[.AJ17];[.AL17])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Wawrzeńczyk Maria</text:p>
          </table:table-cell>
          <table:table-cell table:style-name="ce1" office:value-type="float" office:value="94950" calcext:value-type="float">
            <text:p>94950</text:p>
          </table:table-cell>
          <table:table-cell table:style-name="ce1" table:number-columns-repeated="2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D18];[.F18];[.H18];[.J18];[.L18];[.N18];[.P18];[.R18];[.T18];[.V18];[.X18];[.Z18];[.AB18];[.AF18])/15" office:value-type="percentage" office:value="0.0666666666666667" calcext:value-type="percentage">
            <text:p>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8];[.AI18];[.AJ18];[.AL18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Wyporkiewicz Mateusz</text:p>
          </table:table-cell>
          <table:table-cell table:style-name="ce1" office:value-type="float" office:value="94952" calcext:value-type="float">
            <text:p>9495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4" table:formula="of:=SUM([.D19];[.F19];[.H19];[.J19];[.L19];[.N19];[.P19];[.R19];[.T19];[.V19];[.X19];[.Z19];[.AB19];[.AF19])/15" office:value-type="percentage" office:value="0.866666666666667" calcext:value-type="percentage">
            <text:p>87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H19];[.AI19];[.AJ19];[.AL19])" office:value-type="float" office:value="23" calcext:value-type="float">
            <text:p>23</text:p>
          </table:table-cell>
          <table:table-cell table:style-name="ce13" office:value-type="string" calcext:value-type="string">
            <text:p>4(T2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Żelazko Kinga</text:p>
          </table:table-cell>
          <table:table-cell table:style-name="ce1" office:value-type="float" office:value="94954" calcext:value-type="float">
            <text:p>949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4" table:formula="of:=SUM([.D20];[.F20];[.H20];[.J20];[.L20];[.N20];[.P20];[.R20];[.T20];[.V20];[.X20];[.Z20];[.AB20];[.AF20])/15" office:value-type="percentage" office:value="0.866666666666667" calcext:value-type="percentage">
            <text:p>8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20];[.AI20];[.AJ20];[.AL20])" office:value-type="float" office:value="18" calcext:value-type="float">
            <text:p>18</text:p>
          </table:table-cell>
          <table:table-cell table:style-name="ce13" office:value-type="string" calcext:value-type="string">
            <text:p>3(T2)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Żurawski Przemysław</text:p>
          </table:table-cell>
          <table:table-cell table:style-name="ce1" office:value-type="float" office:value="94620" calcext:value-type="float">
            <text:p>9462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4" table:formula="of:=SUM([.D21];[.F21];[.H21];[.J21];[.L21];[.N21];[.P21];[.R21];[.T21];[.V21];[.X21];[.Z21];[.AB21];[.AF21])/15" office:value-type="percentage" office:value="0.866666666666667" calcext:value-type="percentage">
            <text:p>8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21];[.AI21];[.AJ21];[.AL21])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string" calcext:value-type="string">
            <text:p>23(s2)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35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35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35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5"/>
          <table:table-cell table:style-name="ce14"/>
          <table:table-cell table:style-name="ce1" table:number-columns-repeated="11"/>
          <table:table-cell table:number-columns-repeated="97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3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8"/>
          <table:table-cell table:number-columns-repeated="97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7"/>
          <table:table-cell table:number-columns-repeated="97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7"/>
          <table:table-cell table:number-columns-repeated="971"/>
        </table:table-row>
        <table:table-row table:style-name="ro1" table:number-rows-repeated="104853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12:13:10.73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2T23:08:30.735000000</meta:creation-date>
    <dc:date>2023-02-17T12:16:32.818000000</dc:date>
    <meta:editing-duration>PT3H1M50S</meta:editing-duration>
    <meta:editing-cycles>69</meta:editing-cycles>
    <meta:generator>LibreOffice/6.0.5.2$Windows_X86_64 LibreOffice_project/54c8cbb85f300ac59db32fe8a675ff7683cd5a16</meta:generator>
    <meta:document-statistic meta:table-count="1" meta:cell-count="520" meta:object-count="0"/>
  </office:meta>
</office:document-meta>
</file>